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7"/>IDENTIFICATION DIVISION.</text:p>
      <text:p text:style-name="Standard"><text:s text:c="7"/>PROGRAM-ID. CREATE-PDS-MEMBER.</text:p>
      <text:p text:style-name="Standard"/>
      <text:p text:style-name="Standard"><text:s text:c="7"/>ENVIRONMENT DIVISION.</text:p>
      <text:p text:style-name="Standard"><text:s text:c="7"/>INPUT-OUTPUT SECTION.</text:p>
      <text:p text:style-name="Standard"><text:s text:c="7"/>FILE-CONTROL.</text:p>
      <text:p text:style-name="Standard"><text:s text:c="11"/>SELECT OUTPUT-FILE ASSIGN TO 'MY.PDS(MEMBER)'</text:p>
      <text:p text:style-name="Standard"><text:s text:c="15"/>ORGANIZATION IS SEQUENTIAL.</text:p>
      <text:p text:style-name="Standard"/>
      <text:p text:style-name="Standard"><text:s text:c="7"/>DATA DIVISION.</text:p>
      <text:p text:style-name="Standard"><text:s text:c="7"/>FILE SECTION.</text:p>
      <text:p text:style-name="Standard"><text:s text:c="7"/>FD <text:s/>OUTPUT-FILE</text:p>
      <text:p text:style-name="Standard"><text:s text:c="11"/>RECORDING MODE IS F.</text:p>
      <text:p text:style-name="Standard"><text:s text:c="7"/>01 <text:s/>OUTPUT-REC.</text:p>
      <text:p text:style-name="Standard"><text:s text:c="11"/>10 FIELD1 <text:s text:c="2"/>PIC X(20).</text:p>
      <text:p text:style-name="Standard"><text:s text:c="11"/>10 FIELD2 <text:s text:c="2"/>PIC X(20).</text:p>
      <text:p text:style-name="Standard"/>
      <text:p text:style-name="Standard"><text:s text:c="7"/>WORKING-STORAGE SECTION.</text:p>
      <text:p text:style-name="Standard"><text:s text:c="7"/>01 <text:s/>WS-DATA-TABLE.</text:p>
      <text:p text:style-name="Standard"><text:s text:c="11"/>05 WS-RECORDS OCCURS 10 TIMES.</text:p>
      <text:p text:style-name="Standard"><text:s text:c="15"/>10 WS-FIELD1 <text:s text:c="2"/>PIC X(20).</text:p>
      <text:p text:style-name="Standard"><text:s text:c="15"/>10 WS-FIELD2 <text:s text:c="2"/>PIC X(20).</text:p>
      <text:p text:style-name="Standard"/>
      <text:p text:style-name="Standard"><text:s text:c="7"/>PROCEDURE DIVISION.</text:p>
      <text:p text:style-name="Standard"><text:s text:c="7"/>010-INITIALIZE.</text:p>
      <text:p text:style-name="Standard"><text:s text:c="11"/>MOVE 'ROBININSON <text:s text:c="8"/>' TO WS-RECORDS(1)-WS-FIELD1.</text:p>
      <text:p text:style-name="Standard"><text:s text:c="11"/>MOVE 'JACKIE <text:s text:c="12"/>' TO WS-RECORDS(1)-WS-FIELD2.</text:p>
      <text:p text:style-name="Standard"><text:s text:c="11"/>MOVE 'ALLISON <text:s text:c="11"/>' TO WS-RECORDS(2)-WS-FIELD1.</text:p>
      <text:p text:style-name="Standard"><text:s text:c="11"/>MOVE 'MOSE <text:s text:c="14"/>' TO WS-RECORDS(2)-WS-FIELD2.</text:p>
      <text:p text:style-name="Standard"><text:s text:c="11"/>MOVE 'DAVIS <text:s text:c="13"/>' TO WS-RECORDS(3)-WS-FIELD1.</text:p>
      <text:p text:style-name="Standard"><text:s text:c="11"/>MOVE 'MILES <text:s text:c="13"/>' TO WS-RECORDS(3)-WS-FIELD2.</text:p>
      <text:p text:style-name="Standard"><text:s text:c="11"/>MOVE 'FLINTSTONE <text:s text:c="8"/>' TO WS-RECORDS(4)-WS-FIELD1.</text:p>
      <text:p text:style-name="Standard"><text:s text:c="11"/>MOVE 'FRED <text:s text:c="14"/>' TO WS-RECORDS(4)-WS-FIELD2.</text:p>
      <text:p text:style-name="Standard"><text:s text:c="11"/>MOVE 'BOOP <text:s text:c="14"/>' TO WS-RECORDS(5)-WS-FIELD1.</text:p>
      <text:p text:style-name="Standard"><text:s text:c="11"/>MOVE 'BETTY <text:s text:c="13"/>' TO WS-RECORDS(5)-WS-FIELD2.</text:p>
      <text:p text:style-name="Standard"><text:s text:c="11"/>MOVE 'FLINSTONE <text:s text:c="9"/>' TO WS-RECORDS(6)-WS-FIELD1.</text:p>
      <text:p text:style-name="Standard"><text:s text:c="11"/>MOVE 'WILMA <text:s text:c="13"/>' TO WS-RECORDS(6)-WS-FIELD2.</text:p>
      <text:p text:style-name="Standard"><text:s text:c="11"/>MOVE 'JETSON <text:s text:c="12"/>' TO WS-RECORDS(7)-WS-FIELD1.</text:p>
      <text:p text:style-name="Standard"><text:s text:c="11"/>MOVE 'GEORGE <text:s text:c="12"/>' TO WS-RECORDS(7)-WS-FIELD2.</text:p>
      <text:p text:style-name="Standard"><text:s text:c="11"/>MOVE 'BELL <text:s text:c="14"/>' TO WS-RECORDS(8)-WS-FIELD1.</text:p>
      <text:p text:style-name="Standard"><text:s text:c="11"/>MOVE 'ALEXANDER <text:s text:c="9"/>' TO WS-RECORDS(8)-WS-FIELD2.</text:p>
      <text:p text:style-name="Standard"><text:s text:c="11"/>MOVE 'STURGIS <text:s text:c="11"/>' TO WS-RECORDS(9)-WS-FIELD1.</text:p>
      <text:p text:style-name="Standard"><text:s text:c="11"/>MOVE 'PRESTON <text:s text:c="11"/>' TO WS-RECORDS(9)-WS-FIELD2.</text:p>
      <text:p text:style-name="Standard"><text:s text:c="11"/>MOVE 'SINGER <text:s text:c="12"/>' TO WS-RECORDS(10)-WS-FIELD1.</text:p>
      <text:p text:style-name="Standard"><text:s text:c="11"/>MOVE 'SARAH <text:s text:c="13"/>' TO WS-RECORDS(10)-WS-FIELD2.</text:p>
      <text:p text:style-name="Standard"/>
      <text:p text:style-name="Standard"><text:s text:c="7"/>020-WRITE-RECORDS.</text:p>
      <text:p text:style-name="Standard"><text:s text:c="11"/>OPEN OUTPUT OUTPUT-FILE.</text:p>
      <text:p text:style-name="Standard"><text:s text:c="11"/>PERFORM VARYING IDX FROM 1 BY 1 UNTIL IDX &gt; 10</text:p>
      <text:p text:style-name="Standard"><text:s text:c="15"/>MOVE WS-RECORDS(IDX)-WS-FIELD1 TO FIELD1</text:p>
      <text:p text:style-name="Standard"><text:s text:c="15"/>MOVE WS-RECORDS(IDX)-WS-FIELD2 TO FIELD2</text:p>
      <text:p text:style-name="Standard"><text:s text:c="15"/>WRITE OUTPUT-REC</text:p>
      <text:p text:style-name="Standard"><text:soft-page-break/><text:s text:c="11"/>END-PERFORM.</text:p>
      <text:p text:style-name="Standard"><text:s text:c="11"/>CLOSE OUTPUT-FILE.</text:p>
      <text:p text:style-name="Standard"><text:s text:c="11"/>GOBACK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0T17:30:45.439596660</meta:creation-date>
    <dc:date>2025-03-20T17:31:16.214584323</dc:date>
    <meta:editing-duration>PT31S</meta:editing-duration>
    <meta:editing-cycles>1</meta:editing-cycles>
    <meta:document-statistic meta:table-count="0" meta:image-count="0" meta:object-count="0" meta:page-count="2" meta:paragraph-count="50" meta:word-count="186" meta:character-count="2279" meta:non-whitespace-character-count="1378"/>
    <meta:generator>LibreOffice/24.2.7.2$Linux_X86_64 LibreOffice_project/420$Build-2</meta:generator>
  </office:meta>
</office:document-meta>
</file>